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7"/>
    <style:style style:name="ce4" style:family="table-cell" style:parent-style-name="Default" style:data-style-name="N36">
      <style:table-cell-properties style:vertical-align="middle" style:cell-protect="protected"/>
    </style:style>
    <style:style style:name="ce5" style:family="table-cell" style:parent-style-name="Default" style:data-style-name="N37">
      <style:table-cell-properties style:vertical-align="middle" style:cell-protect="protecte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698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DUCTOS" table:style-name="ta1">
        <table:table-column table:style-name="co1" table:number-columns-repeated="3" table:default-cell-style-name="ce1"/>
        <table:table-column table:style-name="co1" table:default-cell-style-name="ce2"/>
        <table:table-column table:style-name="co1" table:default-cell-style-name="ce3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1">
            <text:p>CÓDIGOARTÍCULO</text:p>
          </table:table-cell>
          <table:table-cell office:value-type="string" table:style-name="ce1">
            <text:p>SECCIÓN</text:p>
          </table:table-cell>
          <table:table-cell office:value-type="string" table:style-name="ce1">
            <text:p>NOMBREARTÍCULO</text:p>
          </table:table-cell>
          <table:table-cell office:value-type="string" table:style-name="ce2">
            <text:p>PRECIO</text:p>
          </table:table-cell>
          <table:table-cell office:value-type="string" table:style-name="ce3">
            <text:p>FECHA</text:p>
          </table:table-cell>
          <table:table-cell office:value-type="string" table:style-name="ce1">
            <text:p>IMPORTADO</text:p>
          </table:table-cell>
          <table:table-cell office:value-type="string" table:style-name="ce1">
            <text:p>PAÍSDEORIGEN</text:p>
          </table:table-cell>
          <table:table-cell office:value-type="string" table:style-name="ce1">
            <text:p>FOT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01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DESTORNILLADOR</text:p>
          </table:table-cell>
          <table:table-cell office:value-type="float" office:value="6.6280000000000001" table:style-name="ce4">
            <text:p>6,63<text:s text:c="2"/></text:p>
          </table:table-cell>
          <table:table-cell office:value-type="date" office:date-value="2000-10-22T00:00:00" table:style-name="ce5">
            <text:p>2000-10-2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2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TRAJE CABALLERO</text:p>
          </table:table-cell>
          <table:table-cell office:value-type="float" office:value="284.57690000000002" table:style-name="ce4">
            <text:p>284,58<text:s text:c="2"/></text:p>
          </table:table-cell>
          <table:table-cell office:value-type="date" office:date-value="2002-03-11T00:00:00" table:style-name="ce5">
            <text:p>2002-03-1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3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CHE TELEDIRIGIDO</text:p>
          </table:table-cell>
          <table:table-cell office:value-type="float" office:value="159.4462" table:style-name="ce4">
            <text:p>159,45<text:s text:c="2"/></text:p>
          </table:table-cell>
          <table:table-cell office:value-type="date" office:date-value="2002-05-26T00:00:00" table:style-name="ce5">
            <text:p>2002-05-26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4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RAQUETA TENIS</text:p>
          </table:table-cell>
          <table:table-cell office:value-type="float" office:value="93.469399999999993" table:style-name="ce4">
            <text:p>93,47<text:s text:c="2"/></text:p>
          </table:table-cell>
          <table:table-cell office:value-type="date" office:date-value="2000-03-20T00:00:00" table:style-name="ce5">
            <text:p>2000-03-2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6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MANCUERNAS</text:p>
          </table:table-cell>
          <table:table-cell office:value-type="float" office:value="60" table:style-name="ce4">
            <text:p>60,00<text:s text:c="2"/></text:p>
          </table:table-cell>
          <table:table-cell office:value-type="date" office:date-value="2000-09-13T00:00:00" table:style-name="ce5">
            <text:p>2000-09-1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7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SERRUCHO</text:p>
          </table:table-cell>
          <table:table-cell office:value-type="float" office:value="30.204499999999999" table:style-name="ce4">
            <text:p>30,20<text:s text:c="2"/></text:p>
          </table:table-cell>
          <table:table-cell office:value-type="date" office:date-value="2001-03-23T00:00:00" table:style-name="ce5">
            <text:p>2001-03-2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FRANC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8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RREPASILLOS</text:p>
          </table:table-cell>
          <table:table-cell office:value-type="float" office:value="103.3356" table:style-name="ce4">
            <text:p>103,34<text:s text:c="2"/></text:p>
          </table:table-cell>
          <table:table-cell office:value-type="date" office:date-value="2000-04-11T00:00:00" table:style-name="ce5">
            <text:p>2000-04-1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9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PANTALÓN SEÑORA</text:p>
          </table:table-cell>
          <table:table-cell office:value-type="float" office:value="174.23099999999999" table:style-name="ce4">
            <text:p>174,23<text:s text:c="2"/></text:p>
          </table:table-cell>
          <table:table-cell office:value-type="date" office:date-value="2000-01-10T00:00:00" table:style-name="ce5">
            <text:p>2000-01-1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0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NSOLA VIDEO</text:p>
          </table:table-cell>
          <table:table-cell office:value-type="float" office:value="442.5444" table:style-name="ce4">
            <text:p>442,54<text:s text:c="2"/></text:p>
          </table:table-cell>
          <table:table-cell office:value-type="date" office:date-value="2002-09-24T00:00:00" table:style-name="ce5">
            <text:p>2002-09-24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1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TUBOS</text:p>
          </table:table-cell>
          <table:table-cell office:value-type="float" office:value="168.42529999999999" table:style-name="ce4">
            <text:p>168,43<text:s text:c="2"/></text:p>
          </table:table-cell>
          <table:table-cell office:value-type="date" office:date-value="2000-02-04T00:00:00" table:style-name="ce5">
            <text:p>2000-02-04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2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LLAVE INGLESA</text:p>
          </table:table-cell>
          <table:table-cell office:value-type="float" office:value="24.398599999999998" table:style-name="ce4">
            <text:p>24,40<text:s text:c="2"/></text:p>
          </table:table-cell>
          <table:table-cell office:value-type="date" office:date-value="2001-05-23T00:00:00" table:style-name="ce5">
            <text:p>2001-05-2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3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AMISA CABALLERO</text:p>
          </table:table-cell>
          <table:table-cell office:value-type="float" office:value="67.130600000000001" table:style-name="ce4">
            <text:p>67,13<text:s text:c="2"/></text:p>
          </table:table-cell>
          <table:table-cell office:value-type="date" office:date-value="2002-08-11T00:00:00" table:style-name="ce5">
            <text:p>2002-08-11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4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TREN ELÉCTRICO</text:p>
          </table:table-cell>
          <table:table-cell office:value-type="float" office:value="1505.3766000000001" table:style-name="ce4">
            <text:p>1.505,38<text:s text:c="2"/></text:p>
          </table:table-cell>
          <table:table-cell office:value-type="date" office:date-value="2001-07-03T00:00:00" table:style-name="ce5">
            <text:p>2001-07-0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5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PLATO DECORATIVO</text:p>
          </table:table-cell>
          <table:table-cell office:value-type="float" office:value="54.091099999999997" table:style-name="ce4">
            <text:p>54,09<text:s text:c="2"/></text:p>
          </table:table-cell>
          <table:table-cell office:value-type="date" office:date-value="2000-06-07T00:00:00" table:style-name="ce5">
            <text:p>2000-06-07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6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ALICATES</text:p>
          </table:table-cell>
          <table:table-cell office:value-type="float" office:value="6.7362000000000002" table:style-name="ce4">
            <text:p>6,74<text:s text:c="2"/></text:p>
          </table:table-cell>
          <table:table-cell office:value-type="date" office:date-value="2000-04-17T00:00:00" table:style-name="ce5">
            <text:p>2000-04-17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7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MUÑECA ANDADORA</text:p>
          </table:table-cell>
          <table:table-cell office:value-type="float" office:value="105.05929999999999" table:style-name="ce4">
            <text:p>105,06<text:s text:c="2"/></text:p>
          </table:table-cell>
          <table:table-cell office:value-type="date" office:date-value="2001-01-04T00:00:00" table:style-name="ce5">
            <text:p>2001-01-04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18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PISTOLA OLÍMPICA</text:p>
          </table:table-cell>
          <table:table-cell office:value-type="float" office:value="46.734699999999997" table:style-name="ce4">
            <text:p>46,73<text:s text:c="2"/></text:p>
          </table:table-cell>
          <table:table-cell office:value-type="date" office:date-value="2001-02-02T00:00:00" table:style-name="ce5">
            <text:p>2001-02-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SUEC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19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BLUSA SRA.</text:p>
          </table:table-cell>
          <table:table-cell office:value-type="float" office:value="101.0566" table:style-name="ce4">
            <text:p>101,06<text:s text:c="2"/></text:p>
          </table:table-cell>
          <table:table-cell office:value-type="date" office:date-value="2000-03-18T00:00:00" table:style-name="ce5">
            <text:p>2000-03-18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0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JUEGO DE TE</text:p>
          </table:table-cell>
          <table:table-cell office:value-type="float" office:value="43.272799999999997" table:style-name="ce4">
            <text:p>43,27<text:s text:c="2"/></text:p>
          </table:table-cell>
          <table:table-cell office:value-type="date" office:date-value="2001-01-15T00:00:00" table:style-name="ce5">
            <text:p>2001-01-15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1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CENICERO</text:p>
          </table:table-cell>
          <table:table-cell office:value-type="float" office:value="19.7468" table:style-name="ce4">
            <text:p>19,75<text:s text:c="2"/></text:p>
          </table:table-cell>
          <table:table-cell office:value-type="date" office:date-value="2001-07-02T00:00:00" table:style-name="ce5">
            <text:p>2001-07-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2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MARTILLO</text:p>
          </table:table-cell>
          <table:table-cell office:value-type="float" office:value="11.395200000000001" table:style-name="ce4">
            <text:p>11,40<text:s text:c="2"/></text:p>
          </table:table-cell>
          <table:table-cell office:value-type="date" office:date-value="2001-09-04T00:00:00" table:style-name="ce5">
            <text:p>2001-09-04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3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AZADORA PIEL</text:p>
          </table:table-cell>
          <table:table-cell office:value-type="float" office:value="522.69299999999998" table:style-name="ce4">
            <text:p>522,69<text:s text:c="2"/></text:p>
          </table:table-cell>
          <table:table-cell office:value-type="date" office:date-value="2001-07-10T00:00:00" table:style-name="ce5">
            <text:p>2001-07-1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4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LÓN RUGBY</text:p>
          </table:table-cell>
          <table:table-cell office:value-type="float" office:value="111.64400000000001" table:style-name="ce4">
            <text:p>111,64<text:s text:c="2"/></text:p>
          </table:table-cell>
          <table:table-cell office:value-type="date" office:date-value="2000-11-11T00:00:00" table:style-name="ce5">
            <text:p>2000-11-1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5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LÓN BALONCESTO</text:p>
          </table:table-cell>
          <table:table-cell office:value-type="float" office:value="75.273099999999999" table:style-name="ce4">
            <text:p>75,27<text:s text:c="2"/></text:p>
          </table:table-cell>
          <table:table-cell office:value-type="date" office:date-value="2001-06-25T00:00:00" table:style-name="ce5">
            <text:p>2001-06-25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6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FUERTE DE SOLDADOS</text:p>
          </table:table-cell>
          <table:table-cell office:value-type="float" office:value="143.702" table:style-name="ce4">
            <text:p>143,70<text:s text:c="2"/></text:p>
          </table:table-cell>
          <table:table-cell office:value-type="date" office:date-value="2000-11-25T00:00:00" table:style-name="ce5">
            <text:p>2000-11-25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7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ABRIGO CABALLERO</text:p>
          </table:table-cell>
          <table:table-cell office:value-type="float" office:value="500000" table:style-name="ce4">
            <text:p>500.000,00<text:s text:c="2"/></text:p>
          </table:table-cell>
          <table:table-cell office:value-type="date" office:date-value="2002-04-05T00:00:00" table:style-name="ce5">
            <text:p>2002-04-05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8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LÓN FÚTBOL</text:p>
          </table:table-cell>
          <table:table-cell office:value-type="float" office:value="43.914700000000003" table:style-name="ce4">
            <text:p>43,91<text:s text:c="2"/></text:p>
          </table:table-cell>
          <table:table-cell office:value-type="date" office:date-value="2002-07-04T00:00:00" table:style-name="ce5">
            <text:p>2002-07-04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9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ABRIGO SRA</text:p>
          </table:table-cell>
          <table:table-cell office:value-type="float" office:value="360.0736" table:style-name="ce4">
            <text:p>360,07<text:s text:c="2"/></text:p>
          </table:table-cell>
          <table:table-cell office:value-type="date" office:date-value="2001-05-03T00:00:00" table:style-name="ce5">
            <text:p>2001-05-0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0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DESTORNILLADOR</text:p>
          </table:table-cell>
          <table:table-cell office:value-type="float" office:value="9.0584000000000007" table:style-name="ce4">
            <text:p>9,06<text:s text:c="2"/></text:p>
          </table:table-cell>
          <table:table-cell office:value-type="date" office:date-value="2002-02-20T00:00:00" table:style-name="ce5">
            <text:p>2002-02-2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FRANC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1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PISTOLA CON SONIDOS</text:p>
          </table:table-cell>
          <table:table-cell office:value-type="float" office:value="57.25" table:style-name="ce4">
            <text:p>57,25<text:s text:c="2"/></text:p>
          </table:table-cell>
          <table:table-cell office:value-type="date" office:date-value="2001-04-15T00:00:00" table:style-name="ce5">
            <text:p>2001-04-15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2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CRONÓMETRO</text:p>
          </table:table-cell>
          <table:table-cell office:value-type="float" office:value="439.1764" table:style-name="ce4">
            <text:p>439,18<text:s text:c="2"/></text:p>
          </table:table-cell>
          <table:table-cell office:value-type="date" office:date-value="2002-01-03T00:00:00" table:style-name="ce5">
            <text:p>2002-01-0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3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MACETA</text:p>
          </table:table-cell>
          <table:table-cell office:value-type="float" office:value="29.043399999999998" table:style-name="ce4">
            <text:p>29,04<text:s text:c="2"/></text:p>
          </table:table-cell>
          <table:table-cell office:value-type="date" office:date-value="2000-02-23T00:00:00" table:style-name="ce5">
            <text:p>2000-02-23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4</text:p>
          </table:table-cell>
          <table:table-cell office:value-type="string" table:style-name="ce1">
            <text:p>OFICINA</text:p>
          </table:table-cell>
          <table:table-cell office:value-type="string" table:style-name="ce1">
            <text:p>PIE DE LÁMPARA</text:p>
          </table:table-cell>
          <table:table-cell office:value-type="float" office:value="39.760599999999997" table:style-name="ce4">
            <text:p>39,76<text:s text:c="2"/></text:p>
          </table:table-cell>
          <table:table-cell office:value-type="date" office:date-value="2001-05-27T00:00:00" table:style-name="ce5">
            <text:p>2001-05-27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TURQUÍ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5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LIMA GRANDE</text:p>
          </table:table-cell>
          <table:table-cell office:value-type="float" office:value="22.069199999999999" table:style-name="ce4">
            <text:p>22,07<text:s text:c="2"/></text:p>
          </table:table-cell>
          <table:table-cell office:value-type="date" office:date-value="2002-08-10T00:00:00" table:style-name="ce5">
            <text:p>2002-08-10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6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JUEGO DE BROCAS</text:p>
          </table:table-cell>
          <table:table-cell office:value-type="float" office:value="15.095000000000001" table:style-name="ce4">
            <text:p>15,10<text:s text:c="2"/></text:p>
          </table:table-cell>
          <table:table-cell office:value-type="date" office:date-value="2002-07-04T00:00:00" table:style-name="ce5">
            <text:p>2002-07-04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TAIWÁ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7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INTURÓN DE PIEL</text:p>
          </table:table-cell>
          <table:table-cell office:value-type="float" office:value="4.3273000000000001" table:style-name="ce4">
            <text:p>4,33<text:s text:c="2"/></text:p>
          </table:table-cell>
          <table:table-cell office:value-type="date" office:date-value="2002-05-12T00:00:00" table:style-name="ce5">
            <text:p>2002-05-1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8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CAÑA DE PESCA</text:p>
          </table:table-cell>
          <table:table-cell office:value-type="float" office:value="270" table:style-name="ce4">
            <text:p>270,00<text:s text:c="2"/></text:p>
          </table:table-cell>
          <table:table-cell office:value-type="date" office:date-value="2000-02-14T00:00:00" table:style-name="ce5">
            <text:p>2000-02-14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9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JARRA CHINA</text:p>
          </table:table-cell>
          <table:table-cell office:value-type="float" office:value="127.7704" table:style-name="ce4">
            <text:p>127,77<text:s text:c="2"/></text:p>
          </table:table-cell>
          <table:table-cell office:value-type="date" office:date-value="2002-09-02T00:00:00" table:style-name="ce5">
            <text:p>2002-09-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40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OTA ALPINISMO</text:p>
          </table:table-cell>
          <table:table-cell office:value-type="float" office:value="144" table:style-name="ce4">
            <text:p>144,00<text:s text:c="2"/></text:p>
          </table:table-cell>
          <table:table-cell office:value-type="date" office:date-value="2002-05-05T00:00:00" table:style-name="ce5">
            <text:p>2002-05-05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41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PALAS DE PING PONG</text:p>
          </table:table-cell>
          <table:table-cell office:value-type="float" office:value="21.6" table:style-name="ce4">
            <text:p>21,60<text:s text:c="2"/></text:p>
          </table:table-cell>
          <table:table-cell office:value-type="date" office:date-value="2002-02-02T00:00:00" table:style-name="ce5">
            <text:p>2002-02-0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number-rows-repeated="1048535" table:style-name="ro2">
          <table:table-cell table:number-columns-repeated="16384"/>
        </table:table-row>
      </table:table>
      <table:named-expressions>
        <table:named-range table:name="PRODUCTOS" table:cell-range-address="PRODUCTOS.$A$1:PRODUCTOS.$H$41" table:base-cell-address="PRODUCTO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2" number:min-integer-digits="1" number:grouping="true"/>
      <number:text>  </number:text>
    </number:number-style>
    <number:date-style style:name="N37">
      <number:year number:style="long"/>
      <number:text>-</number:text>
      <number:month number:style="long"/>
      <number:text>-</number:text>
      <number:day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126</meta:generator>
    <meta:initial-creator>Juan</meta:initial-creator>
    <dc:creator>toni mapla</dc:creator>
    <meta:creation-date>2015-07-21T10:08:22Z</meta:creation-date>
    <dc:date>2024-01-14T15:53:58Z</dc:date>
  </office:meta>
</office:document-meta>
</file>